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Header</text:p>
      <text:p text:style-name="Standard">--- la version de samtools</text:p>
      <text:p text:style-name="Standard">--- le logiciel </text:p>
      <text:p text:style-name="Standard"/>
      <text:p text:style-name="Standard">* Samtools</text:p>
      <text:p text:style-name="Standard">--- le nombre de read total</text:p>
      <text:p text:style-name="Standard">--- le % de chaque combinaison</text:p>
      <text:p text:style-name="Standard">--- les informations issue du cigar</text:p>
      <text:p text:style-name="Standard">--- MAP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5:39:23.960127067</meta:creation-date>
    <dc:date>2020-11-28T10:39:13.615022147</dc:date>
    <meta:editing-duration>PT18H49M39S</meta:editing-duration>
    <meta:editing-cycles>1</meta:editing-cycles>
    <meta:document-statistic meta:table-count="0" meta:image-count="0" meta:object-count="0" meta:page-count="1" meta:paragraph-count="8" meta:word-count="32" meta:character-count="160" meta:non-whitespace-character-count="135"/>
    <meta:generator>LibreOffice/6.4.6.2$Linux_X86_64 LibreOffice_project/40$Build-2</meta:generator>
  </office:meta>
</office:document-meta>
</file>